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7000000F71AA3606A.png" manifest:media-type="image/png"/>
  <manifest:file-entry manifest:full-path="Pictures/100000010000001800000018A8F5B40C.png" manifest:media-type="image/png"/>
  <manifest:file-entry manifest:full-path="Pictures/100000010000001900000019641AC90E.png" manifest:media-type="image/png"/>
  <manifest:file-entry manifest:full-path="Pictures/100009930000027B0000027B5401CD93.svg" manifest:media-type="image/svg+xml"/>
  <manifest:file-entry manifest:full-path="Pictures/10000001000005DC000000ECEEF5E830.png" manifest:media-type="image/png"/>
  <manifest:file-entry manifest:full-path="Pictures/1000069C00000295000002950B6AADC8.svg" manifest:media-type="image/svg+xml"/>
  <manifest:file-entry manifest:full-path="Pictures/10000001000003060000019E00BAB9F1.png" manifest:media-type="image/png"/>
  <manifest:file-entry manifest:full-path="Pictures/10009CEE0000500B00002AD58A7AC31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USE" svg:font-family="SUSE" style:font-pitch="variable"/>
    <style:font-face style:name="SUSE1" svg:font-family="SUSE" style:font-adornments="Regular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f4f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73f4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3ba25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a4d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a489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6da74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openSUSE-title-title">
      <style:graphic-properties draw:textarea-horizontal-align="center" fo:min-height="2.54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draw:textarea-horizontal-align="center" fo:min-height="5.196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auto-grow-height="true" fo:min-height="9.241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draw:textarea-horizontal-align="left"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textarea-horizontal-align="center" draw:auto-grow-height="true"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draw:auto-grow-height="true" fo:min-height="9.133cm" loext:decorative="false"/>
      <style:paragraph-properties style:writing-mode="lr-tb"/>
    </style:style>
    <style:style style:name="pr10" style:family="presentation" style:parent-style-name="openSUSE-title-title">
      <style:graphic-properties draw:textarea-horizontal-align="center" draw:auto-grow-height="true" fo:min-height="1.991cm" loext:decorative="false"/>
      <style:paragraph-properties style:writing-mode="lr-tb"/>
    </style:style>
    <style:style style:name="pr11" style:family="presentation" style:parent-style-name="openSUSE-title-outline1">
      <style:graphic-properties draw:textarea-horizontal-align="left" fo:min-height="4.94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USE"/>
    </style:style>
    <style:style style:name="P3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ffffff" loext:opacity="100%" style:font-name="SUSE" fo:font-size="26pt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4.7999992370605pt"/>
    </style:style>
    <style:style style:name="P8" style:family="paragraph">
      <style:text-properties style:font-name="SUSE"/>
    </style:style>
    <style:style style:name="P9" style:family="paragraph">
      <loext:graphic-properties draw:fill-color="#ffffff"/>
      <style:paragraph-properties fo:margin-top="0cm" fo:margin-bottom="0.102cm" fo:line-height="115%" fo:text-align="left"/>
      <style:text-properties style:font-name="SUSE" fo:font-size="32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.102cm" fo:line-height="115%" fo:text-align="left"/>
      <style:text-properties style:font-name="SUSE"/>
    </style:style>
    <style:style style:name="P12" style:family="paragraph">
      <style:text-properties style:font-name="SUSE1"/>
    </style:style>
    <style:style style:name="P13" style:family="paragraph">
      <loext:graphic-properties draw:fill-color="#ffffff"/>
      <style:paragraph-properties fo:margin-top="0.102cm" fo:margin-bottom="0cm" fo:line-height="115%" fo:text-align="left"/>
      <style:text-properties style:font-name="SUSE1" fo:font-size="32pt"/>
    </style:style>
    <style:style style:name="P14" style:family="paragraph">
      <style:paragraph-properties fo:text-align="left"/>
      <style:text-properties fo:color="#ffffff" loext:opacity="100%" style:font-name="SUSE"/>
    </style:style>
    <style:style style:name="P15" style:family="paragraph">
      <loext:graphic-properties draw:fill-color="#ffffff"/>
      <style:text-properties fo:font-size="18.7999992370605pt"/>
    </style:style>
    <style:style style:name="P16" style:family="paragraph">
      <loext:graphic-properties draw:fill-color="#ffffff"/>
      <style:paragraph-properties fo:line-height="150%" fo:text-align="left"/>
      <style:text-properties style:font-name="SUSE1" fo:font-size="32pt"/>
    </style:style>
    <style:style style:name="T1" style:family="text">
      <style:text-properties style:font-name="SUSE"/>
    </style:style>
    <style:style style:name="T2" style:family="text">
      <style:text-properties fo:color="#ffffff" loext:opacity="100%" style:font-name="SUSE" fo:font-size="26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text-style-name="P2" draw:layer="layout" svg:width="26.67cm" svg:height="2.54cm" svg:x="0.635cm" svg:y="1.105cm" presentation:class="title" presentation:user-transformed="true">
          <draw:text-box>
            <text:p text:style-name="P1"><text:span text:style-name="T1">Title</text:span></text:p>
          </draw:text-box>
        </draw:frame>
        <draw:frame presentation:style-name="pr2" draw:text-style-name="P4" draw:layer="layout" svg:width="26.67cm" svg:height="5.196cm" svg:x="0.635cm" svg:y="5.08cm" presentation:class="subtitle" presentation:user-transformed="true">
          <draw:text-box>
            <text:p text:style-name="P3"><text:span text:style-name="T2">Subtitle</text:span></text:p>
          </draw:text-box>
        </draw:frame>
        <draw:frame draw:style-name="gr1" draw:text-style-name="P5" draw:layer="layout" svg:width="10.307cm" svg:height="1.665cm" svg:x="18.993cm" svg:y="14.198cm">
          <draw:text-box>
            <text:p><text:span text:style-name="T3">opensuse-project@opensuse.org</text:span></text:p>
          </draw:text-box>
        </draw:frame>
        <draw:frame draw:style-name="gr2" draw:text-style-name="P6" draw:layer="layout" svg:width="0.66cm" svg:height="0.66cm" svg:x="18.334cm" svg:y="14.808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641AC90E.png" xlink:type="simple" xlink:show="embed" xlink:actuate="onLoad" draw:mime-type="image/png"/>
        </draw:frame>
        <draw:frame draw:style-name="gr2" draw:text-style-name="P6" draw:layer="layout" svg:width="0.634cm" svg:height="0.634cm" svg:x="24.951cm" svg:y="13.963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A8F5B40C.png" xlink:type="simple" xlink:show="embed" xlink:actuate="onLoad" draw:mime-type="image/png"/>
        </draw:frame>
        <draw:frame draw:style-name="gr2" draw:text-style-name="P6" draw:layer="layout" svg:width="0.634cm" svg:height="0.634cm" svg:x="20.359cm" svg:y="13.963cm">
          <draw:image xlink:href="Pictures/10000001000000E7000000F71AA3606A.png" xlink:type="simple" xlink:show="embed" xlink:actuate="onLoad" draw:mime-type="image/png">
            <text:p/>
          </draw:image>
        </draw:frame>
        <draw:frame draw:style-name="gr3" draw:text-style-name="P5" draw:layer="layout" svg:width="2.438cm" svg:height="0.958cm" svg:x="25.586cm" svg:y="13.78cm">
          <draw:text-box>
            <text:p><text:span text:style-name="T3">oSC25</text:span></text:p>
          </draw:text-box>
        </draw:frame>
        <draw:frame draw:style-name="gr1" draw:text-style-name="P5" draw:layer="layout" svg:width="3.959cm" svg:height="1.665cm" svg:x="20.993cm" svg:y="13.468cm">
          <draw:text-box>
            <text:p><text:span text:style-name="T3">@openSUSE</text:span></text:p>
          </draw:text-box>
        </draw:frame>
        <draw:frame draw:style-name="gr2" draw:text-style-name="P6" draw:layer="layout" svg:width="9.525cm" svg:height="5.096cm" svg:x="0.635cm" svg:y="10.144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00BAB9F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5" draw:text-style-name="P9" draw:layer="layout" svg:width="25.191cm" svg:height="9.241cm" svg:x="1.399cm" svg:y="3.43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text-style-name="P11" draw:layer="layout" svg:width="25.907cm" svg:height="10.216cm" svg:x="1.398cm" svg:y="2.784cm" presentation:class="outline" presentation:placeholder="true" presentation:user-transformed="true">
          <draw:text-box/>
        </draw:frame>
        <draw:frame presentation:style-name="pr8" draw:text-style-name="P2" draw:layer="layout" svg:width="25.191cm" svg:height="2.629cm" svg:x="1.4cm" svg:y="-0.072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1cm" svg:height="2.629cm" svg:x="1.399cm" svg:y="0.227cm" presentation:class="title" presentation:placeholder="true" presentation:user-transformed="true">
          <draw:text-box/>
        </draw:frame>
        <draw:frame presentation:style-name="pr9" draw:text-style-name="P13" draw:layer="layout" svg:width="25.191cm" svg:height="9.133cm" svg:x="1.399cm" svg:y="3.475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10" draw:text-style-name="P2" draw:layer="layout" svg:width="22.598cm" svg:height="1.991cm" svg:x="3.428cm" svg:y="0.983cm" presentation:class="title" presentation:placeholder="true" presentation:user-transformed="true">
          <draw:text-box/>
        </draw:frame>
        <draw:frame presentation:style-name="pr11" draw:text-style-name="P14" draw:layer="layout" svg:width="25.4cm" svg:height="8.89cm" svg:x="1.27cm" svg:y="3.81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9" draw:text-style-name="P16" draw:layer="layout" svg:width="25.191cm" svg:height="9.133cm" svg:x="1.399cm" svg:y="2.54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USE" svg:font-family="SUSE" style:font-pitch="variable"/>
    <style:font-face style:name="SUSE1" svg:font-family="SUSE" style:font-adornments="Regular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73f4f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solid" draw:fill-color="#21a4df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4cm" fo:margin-bottom="0cm" fo:text-align="righ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1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7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7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7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lef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righ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73ba2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a489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6da741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173f4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73f4f" style:repeat="stretch"/>
    </style:style>
    <style:style style:name="Mdp2" style:family="drawing-page">
      <style:drawing-page-properties draw:background-size="border" draw:fill="solid" draw:fill-color="#21a4df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solid" draw:fill-color="#73ba25" style:repeat="stretch"/>
    </style:style>
    <style:style style:name="Mdp4" style:family="drawing-page">
      <style:drawing-page-properties draw:background-size="border" draw:fill="solid" draw:fill-color="#00a489"/>
    </style:style>
    <style:style style:name="Mdp5" style:family="drawing-page">
      <style:drawing-page-properties draw:background-size="border" draw:fill="solid" draw:fill-color="#6da741"/>
    </style:style>
    <style:style style:name="Mdp6" style:family="drawing-page">
      <style:drawing-page-properties draw:background-size="border" draw:fill="solid" draw:fill-color="#173f4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openSUSE-title-outline1">
      <style:graphic-properties fo:min-height="9.135cm" loext:decorative="false"/>
      <style:paragraph-properties style:writing-mode="lr-tb"/>
    </style:style>
    <style:style style:name="Mpr8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8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Open Sans Condensed" fo:font-size="14pt" style:font-size-asian="14pt" style:font-size-complex="14pt"/>
    </style:style>
    <style:style style:name="MT3" style:family="text">
      <style:text-properties fo:color="#ffffff" loext:opacity="100%"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9.525cm" svg:height="5.096cm" svg:x="0.637cm" svg:y="10.144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16.256cm" svg:height="6.096cm" svg:x="10.667cm" svg:y="1.777cm" presentation:class="title">
        <draw:text-box>
          <text:p>Click to edit the title text format</text:p>
        </draw:text-box>
      </draw:frame>
      <draw:frame presentation:style-name="Mpr7" draw:layer="backgroundobjects" svg:width="16.256cm" svg:height="5.196cm" svg:x="10.667cm" svg:y="7.87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7cm" svg:y="14.844cm" presentation:class="date-time">
        <draw:text-box>
          <text:p text:style-name="MP1"><presentation:date-time/></text:p>
        </draw:text-box>
      </draw:frame>
      <draw:frame presentation:style-name="Mpr8" draw:text-style-name="MP7" draw:layer="backgroundobjects" svg:width="8.872cm" svg:height="1.085cm" svg:x="9.57cm" svg:y="14.844cm" presentation:class="footer">
        <draw:text-box>
          <text:p text:style-name="MP6"><text:span text:style-name="MT2"><presentation:footer/></text:span></text:p>
        </draw:text-box>
      </draw:frame>
      <draw:frame presentation:style-name="Mpr8" draw:text-style-name="MP4" draw:layer="backgroundobjects" svg:width="6.521cm" svg:height="1.085cm" svg:x="20.067cm" svg:y="14.844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4.444cm" svg:height="2.378cm" svg:x="0.637cm" svg:y="12.862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draw:frame draw:style-name="Mgr3" draw:text-style-name="MP5" draw:layer="backgroundobjects" svg:width="14.605cm" svg:height="2.297cm" svg:x="7.981cm" svg:y="12.943cm">
        <draw:image xlink:href="Pictures/10000001000005DC000000ECEEF5E83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cm" svg:height="2.628cm" svg:x="1.399cm" svg:y="0.628cm" presentation:class="title" presentation:placeholder="true">
        <draw:text-box/>
      </draw:frame>
      <draw:frame presentation:style-name="Default_20_1-outline1" draw:layer="backgroundobjects" svg:width="25.19cm" svg:height="9.132cm" svg:x="1.399cm" svg:y="3.685cm" presentation:class="outline" presentation:placeholder="true">
        <draw:text-box/>
      </draw:frame>
      <draw:frame presentation:style-name="Mpr11" draw:text-style-name="MP2" draw:layer="backgroundobjects" svg:width="6.52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1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11" draw:text-style-name="MP4" draw:layer="backgroundobjects" svg:width="6.52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3" draw:text-style-name="MP5" draw:layer="backgroundobjects" svg:width="4.444cm" svg:height="2.378cm" svg:x="0.637cm" svg:y="12.862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draw:frame draw:style-name="Mgr3" draw:text-style-name="MP5" draw:layer="backgroundobjects" svg:width="14.605cm" svg:height="2.297cm" svg:x="7.981cm" svg:y="12.943cm">
        <draw:image xlink:href="Pictures/10000001000005DC000000ECEEF5E83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1cm" svg:height="10.476cm" svg:x="1.484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2-title" draw:layer="backgroundobjects" svg:width="25.19cm" svg:height="2.628cm" svg:x="1.399cm" svg:y="0.628cm" presentation:class="title" presentation:placeholder="true">
        <draw:text-box/>
      </draw:frame>
      <draw:frame presentation:style-name="Default_20_2-outline1" draw:layer="backgroundobjects" svg:width="25.19cm" svg:height="9.132cm" svg:x="1.399cm" svg:y="3.685cm" presentation:class="outline" presentation:placeholder="true">
        <draw:text-box/>
      </draw:frame>
      <draw:frame presentation:style-name="Mpr14" draw:text-style-name="MP2" draw:layer="backgroundobjects" svg:width="6.52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4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14" draw:text-style-name="MP4" draw:layer="backgroundobjects" svg:width="6.52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3" draw:text-style-name="MP5" draw:layer="backgroundobjects" svg:width="4.444cm" svg:height="2.378cm" svg:x="0.637cm" svg:y="12.862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draw:frame draw:style-name="Mgr3" draw:text-style-name="MP5" draw:layer="backgroundobjects" svg:width="14.605cm" svg:height="2.297cm" svg:x="7.981cm" svg:y="12.943cm">
        <draw:image xlink:href="Pictures/10000001000005DC000000ECEEF5E83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2-title" draw:layer="backgroundobjects" svg:width="18.621cm" svg:height="10.476cm" svg:x="1.484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5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3-title" draw:layer="backgroundobjects" svg:width="25.19cm" svg:height="2.628cm" svg:x="1.399cm" svg:y="0.628cm" presentation:class="title" presentation:placeholder="true">
        <draw:text-box/>
      </draw:frame>
      <draw:frame presentation:style-name="Default_20_3-outline1" draw:layer="backgroundobjects" svg:width="25.19cm" svg:height="9.132cm" svg:x="1.399cm" svg:y="3.685cm" presentation:class="outline" presentation:placeholder="true">
        <draw:text-box/>
      </draw:frame>
      <draw:frame presentation:style-name="Mpr17" draw:text-style-name="MP2" draw:layer="backgroundobjects" svg:width="6.52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7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17" draw:text-style-name="MP4" draw:layer="backgroundobjects" svg:width="6.52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3" draw:text-style-name="MP5" draw:layer="backgroundobjects" svg:width="4.444cm" svg:height="2.378cm" svg:x="0.637cm" svg:y="12.862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draw:frame draw:style-name="Mgr3" draw:text-style-name="MP5" draw:layer="backgroundobjects" svg:width="14.605cm" svg:height="2.297cm" svg:x="7.981cm" svg:y="12.943cm">
        <draw:image xlink:href="Pictures/10000001000005DC000000ECEEF5E83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3-title" draw:layer="backgroundobjects" svg:width="18.621cm" svg:height="10.476cm" svg:x="1.484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6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4-title" draw:layer="backgroundobjects" svg:width="25.19cm" svg:height="2.628cm" svg:x="1.399cm" svg:y="0.628cm" presentation:class="title" presentation:placeholder="true">
        <draw:text-box/>
      </draw:frame>
      <draw:frame presentation:style-name="Default_20_4-outline1" draw:layer="backgroundobjects" svg:width="25.19cm" svg:height="9.132cm" svg:x="1.399cm" svg:y="3.685cm" presentation:class="outline" presentation:placeholder="true">
        <draw:text-box/>
      </draw:frame>
      <draw:frame presentation:style-name="Mpr20" draw:text-style-name="MP2" draw:layer="backgroundobjects" svg:width="6.52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20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20" draw:text-style-name="MP4" draw:layer="backgroundobjects" svg:width="6.52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presentation:style-name="Mpr20" draw:text-style-name="MP2" draw:layer="backgroundobjects" svg:width="6.52cm" svg:height="1.085cm" svg:x="1.4cm" svg:y="14.347cm">
        <draw:text-box>
          <text:p text:style-name="MP1"><presentation:date-time/></text:p>
        </draw:text-box>
      </draw:frame>
      <draw:frame presentation:style-name="Mpr20" draw:text-style-name="MP7" draw:layer="backgroundobjects" svg:width="8.872cm" svg:height="1.085cm" svg:x="9.573cm" svg:y="14.347cm">
        <draw:text-box>
          <text:p text:style-name="MP6"><presentation:footer/></text:p>
        </draw:text-box>
      </draw:frame>
      <draw:frame draw:style-name="Mgr3" draw:text-style-name="MP5" draw:layer="backgroundobjects" svg:width="4.444cm" svg:height="2.378cm" svg:x="0.638cm" svg:y="12.863cm">
        <draw:image xlink:href="Pictures/10009CEE0000500B00002AD58A7AC316.svg" xlink:type="simple" xlink:show="embed" xlink:actuate="onLoad" draw:mime-type="image/svg+xml">
          <text:p/>
        </draw:image>
        <draw:image xlink:href="Pictures/10000001000003060000019E00BAB9F1.png" xlink:type="simple" xlink:show="embed" xlink:actuate="onLoad" draw:mime-type="image/png"/>
      </draw:frame>
      <draw:frame draw:style-name="Mgr3" draw:text-style-name="MP5" draw:layer="backgroundobjects" svg:width="14.605cm" svg:height="2.297cm" svg:x="7.982cm" svg:y="12.944cm">
        <draw:image xlink:href="Pictures/10000001000005DC000000ECEEF5E83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4-title" draw:layer="backgroundobjects" svg:width="18.621cm" svg:height="10.476cm" svg:x="1.484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6-05-06T15:04:47.446613862</dc:date>
    <meta:editing-duration>PT14H29M17S</meta:editing-duration>
    <meta:editing-cycles>105</meta:editing-cycles>
    <meta:generator>LibreOffice/26.2.2.2$Linux_X86_64 LibreOffice_project/620$Build-2</meta:generator>
    <meta:document-statistic meta:object-count="118"/>
  </office:meta>
</office:document-meta>
</file>